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o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table:formula="of:=[.B1]+[.C1]/60" office:value-type="float" office:value="179.666666666667" calcext:value-type="float">
            <text:p>179.666666666667</text:p>
          </table:table-cell>
          <table:table-cell/>
          <table:table-cell office:value-type="float" office:value="589.6" calcext:value-type="float">
            <text:p>58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ąt []</text:p>
          </table:table-cell>
          <table:table-cell table:number-columns-repeated="3" office:value-type="string" calcext:value-type="string">
            <text:p>ką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table:formula="of:=[.B4]+[.C4]/60" office:value-type="float" office:value="151.85" calcext:value-type="float">
            <text:p>151.85</text:p>
          </table:table-cell>
          <table:table-cell table:formula="of:=ABS([.D4]-[.$D$1])" office:value-type="float" office:value="27.8166666666667" calcext:value-type="float">
            <text:p>27.8166666666667</text:p>
          </table:table-cell>
          <table:table-cell table:formula="of:=SIN(RADIANS([.E4]))" office:value-type="float" office:value="0.466643934779688" calcext:value-type="float">
            <text:p>0.466643934779688</text:p>
          </table:table-cell>
          <table:table-cell table:formula="of:=([.A4]*[.$F$1])/[.F4]" office:value-type="float" office:value="11371.4110577806" calcext:value-type="float">
            <text:p>11371.41105778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 table:formula="of:=[.B5]+[.C5]/60" office:value-type="float" office:value="154.833333333333" calcext:value-type="float">
            <text:p>154.833333333333</text:p>
          </table:table-cell>
          <table:table-cell table:formula="of:=ABS([.D5]-[.$D$1])" office:value-type="float" office:value="24.8333333333333" calcext:value-type="float">
            <text:p>24.8333333333333</text:p>
          </table:table-cell>
          <table:table-cell table:formula="of:=SIN(RADIANS([.E5]))" office:value-type="float" office:value="0.419980134960909" calcext:value-type="float">
            <text:p>0.419980134960909</text:p>
          </table:table-cell>
          <table:table-cell table:formula="of:=([.A5]*[.$F$1])/[.F5]" office:value-type="float" office:value="11231.0073914306" calcext:value-type="float">
            <text:p>11231.00739143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table:formula="of:=[.B6]+[.C6]/60" office:value-type="float" office:value="157.75" calcext:value-type="float">
            <text:p>157.75</text:p>
          </table:table-cell>
          <table:table-cell table:formula="of:=ABS([.D6]-[.$D$1])" office:value-type="float" office:value="21.9166666666667" calcext:value-type="float">
            <text:p>21.9166666666667</text:p>
          </table:table-cell>
          <table:table-cell table:formula="of:=SIN(RADIANS([.E6]))" office:value-type="float" office:value="0.373257663417477" calcext:value-type="float">
            <text:p>0.373257663417477</text:p>
          </table:table-cell>
          <table:table-cell table:formula="of:=([.A6]*[.$F$1])/[.F6]" office:value-type="float" office:value="11057.2411620759" calcext:value-type="float">
            <text:p>11057.24116207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table:formula="of:=[.B7]+[.C7]/60" office:value-type="float" office:value="160.633333333333" calcext:value-type="float">
            <text:p>160.633333333333</text:p>
          </table:table-cell>
          <table:table-cell table:formula="of:=ABS([.D7]-[.$D$1])" office:value-type="float" office:value="19.0333333333333" calcext:value-type="float">
            <text:p>19.0333333333333</text:p>
          </table:table-cell>
          <table:table-cell table:formula="of:=SIN(RADIANS([.E7]))" office:value-type="float" office:value="0.326118179739043" calcext:value-type="float">
            <text:p>0.326118179739043</text:p>
          </table:table-cell>
          <table:table-cell table:formula="of:=([.A7]*[.$F$1])/[.F7]" office:value-type="float" office:value="10847.6013291585" calcext:value-type="float">
            <text:p>10847.60132915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table:formula="of:=[.B8]+[.C8]/60" office:value-type="float" office:value="164.383333333333" calcext:value-type="float">
            <text:p>164.383333333333</text:p>
          </table:table-cell>
          <table:table-cell table:formula="of:=ABS([.D8]-[.$D$1])" office:value-type="float" office:value="15.2833333333333" calcext:value-type="float">
            <text:p>15.2833333333333</text:p>
          </table:table-cell>
          <table:table-cell table:formula="of:=SIN(RADIANS([.E8]))" office:value-type="float" office:value="0.263592460425785" calcext:value-type="float">
            <text:p>0.263592460425785</text:p>
          </table:table-cell>
          <table:table-cell table:formula="of:=([.A8]*[.$F$1])/[.F8]" office:value-type="float" office:value="11183.9314191235" calcext:value-type="float">
            <text:p>11183.93141912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formula="of:=[.B9]+[.C9]/60" office:value-type="float" office:value="166.15" calcext:value-type="float">
            <text:p>166.15</text:p>
          </table:table-cell>
          <table:table-cell table:formula="of:=ABS([.D9]-[.$D$1])" office:value-type="float" office:value="13.5166666666667" calcext:value-type="float">
            <text:p>13.5166666666667</text:p>
          </table:table-cell>
          <table:table-cell table:formula="of:=SIN(RADIANS([.E9]))" office:value-type="float" office:value="0.233728204919621" calcext:value-type="float">
            <text:p>0.233728204919621</text:p>
          </table:table-cell>
          <table:table-cell table:formula="of:=([.A9]*[.$F$1])/[.F9]" office:value-type="float" office:value="10090.3525991271" calcext:value-type="float">
            <text:p>10090.35259912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table:formula="of:=[.B10]+[.C10]/60" office:value-type="float" office:value="168.866666666667" calcext:value-type="float">
            <text:p>168.866666666667</text:p>
          </table:table-cell>
          <table:table-cell table:formula="of:=ABS([.D10]-[.$D$1])" office:value-type="float" office:value="10.8" calcext:value-type="float">
            <text:p>10.8</text:p>
          </table:table-cell>
          <table:table-cell table:formula="of:=SIN(RADIANS([.E10]))" office:value-type="float" office:value="0.187381314585724" calcext:value-type="float">
            <text:p>0.187381314585724</text:p>
          </table:table-cell>
          <table:table-cell table:formula="of:=([.A10]*[.$F$1])/[.F10]" office:value-type="float" office:value="9439.57514606292" calcext:value-type="float">
            <text:p>9439.575146062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table:formula="of:=[.B11]+[.C11]/60" office:value-type="float" office:value="171.6" calcext:value-type="float">
            <text:p>171.6</text:p>
          </table:table-cell>
          <table:table-cell table:formula="of:=ABS([.D11]-[.$D$1])" office:value-type="float" office:value="8.06666666666666" calcext:value-type="float">
            <text:p>8.06666666666666</text:p>
          </table:table-cell>
          <table:table-cell table:formula="of:=SIN(RADIANS([.E11]))" office:value-type="float" office:value="0.140325235708431" calcext:value-type="float">
            <text:p>0.140325235708431</text:p>
          </table:table-cell>
          <table:table-cell table:formula="of:=([.A11]*[.$F$1])/[.F11]" office:value-type="float" office:value="8403.33525218621" calcext:value-type="float">
            <text:p>8403.335252186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table:formula="of:=[.B12]+[.C12]/60" office:value-type="float" office:value="174.266666666667" calcext:value-type="float">
            <text:p>174.266666666667</text:p>
          </table:table-cell>
          <table:table-cell table:formula="of:=ABS([.D12]-[.$D$1])" office:value-type="float" office:value="5.39999999999998" calcext:value-type="float">
            <text:p>5.39999999999998</text:p>
          </table:table-cell>
          <table:table-cell table:formula="of:=SIN(RADIANS([.E12]))" office:value-type="float" office:value="0.0941083133185139" calcext:value-type="float">
            <text:p>0.0941083133185139</text:p>
          </table:table-cell>
          <table:table-cell table:formula="of:=([.A12]*[.$F$1])/[.F12]" office:value-type="float" office:value="6265.12131828855" calcext:value-type="float">
            <text:p>6265.121318288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formula="of:=[.B13]+[.C13]/60" office:value-type="float" office:value="182.266666666667" calcext:value-type="float">
            <text:p>182.266666666667</text:p>
          </table:table-cell>
          <table:table-cell table:formula="of:=ABS([.D13]-[.$D$1])" office:value-type="float" office:value="2.60000000000002" calcext:value-type="float">
            <text:p>2.60000000000002</text:p>
          </table:table-cell>
          <table:table-cell table:formula="of:=SIN(RADIANS([.E13]))" office:value-type="float" office:value="0.0453629881292542" calcext:value-type="float">
            <text:p>0.0453629881292542</text:p>
          </table:table-cell>
          <table:table-cell table:formula="of:=([.A13]*[.$F$1])/[.F13]" office:value-type="float" office:value="12997.3801179066" calcext:value-type="float">
            <text:p>12997.38011790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B14]+[.C14]/60" office:value-type="float" office:value="185" calcext:value-type="float">
            <text:p>185</text:p>
          </table:table-cell>
          <table:table-cell table:formula="of:=ABS([.D14]-[.$D$1])" office:value-type="float" office:value="5.33333333333334" calcext:value-type="float">
            <text:p>5.33333333333334</text:p>
          </table:table-cell>
          <table:table-cell table:formula="of:=SIN(RADIANS([.E14]))" office:value-type="float" office:value="0.0929498609293924" calcext:value-type="float">
            <text:p>0.0929498609293924</text:p>
          </table:table-cell>
          <table:table-cell table:formula="of:=([.A14]*[.$F$1])/[.F14]" office:value-type="float" office:value="12686.4095137889" calcext:value-type="float">
            <text:p>12686.40951378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38" calcext:value-type="float">
            <text:p>38</text:p>
          </table:table-cell>
          <table:table-cell table:formula="of:=[.B15]+[.C15]/60" office:value-type="float" office:value="187.633333333333" calcext:value-type="float">
            <text:p>187.633333333333</text:p>
          </table:table-cell>
          <table:table-cell table:formula="of:=ABS([.D15]-[.$D$1])" office:value-type="float" office:value="7.96666666666667" calcext:value-type="float">
            <text:p>7.96666666666667</text:p>
          </table:table-cell>
          <table:table-cell table:formula="of:=SIN(RADIANS([.E15]))" office:value-type="float" office:value="0.138596962830807" calcext:value-type="float">
            <text:p>0.138596962830807</text:p>
          </table:table-cell>
          <table:table-cell table:formula="of:=([.A15]*[.$F$1])/[.F15]" office:value-type="float" office:value="12762.1844221744" calcext:value-type="float">
            <text:p>12762.18442217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formula="of:=[.B16]+[.C16]/60" office:value-type="float" office:value="190.333333333333" calcext:value-type="float">
            <text:p>190.333333333333</text:p>
          </table:table-cell>
          <table:table-cell table:formula="of:=ABS([.D16]-[.$D$1])" office:value-type="float" office:value="10.6666666666667" calcext:value-type="float">
            <text:p>10.6666666666667</text:p>
          </table:table-cell>
          <table:table-cell table:formula="of:=SIN(RADIANS([.E16]))" office:value-type="float" office:value="0.185094923044715" calcext:value-type="float">
            <text:p>0.185094923044715</text:p>
          </table:table-cell>
          <table:table-cell table:formula="of:=([.A16]*[.$F$1])/[.F16]" office:value-type="float" office:value="12741.5704396725" calcext:value-type="float">
            <text:p>12741.57043967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B17]+[.C17]/60" office:value-type="float" office:value="193.066666666667" calcext:value-type="float">
            <text:p>193.066666666667</text:p>
          </table:table-cell>
          <table:table-cell table:formula="of:=ABS([.D17]-[.$D$1])" office:value-type="float" office:value="13.4" calcext:value-type="float">
            <text:p>13.4</text:p>
          </table:table-cell>
          <table:table-cell table:formula="of:=SIN(RADIANS([.E17]))" office:value-type="float" office:value="0.231747903494157" calcext:value-type="float">
            <text:p>0.231747903494157</text:p>
          </table:table-cell>
          <table:table-cell table:formula="of:=([.A17]*[.$F$1])/[.F17]" office:value-type="float" office:value="12720.7191761039" calcext:value-type="float">
            <text:p>12720.719176103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table:formula="of:=[.B18]+[.C18]/60" office:value-type="float" office:value="195.816666666667" calcext:value-type="float">
            <text:p>195.816666666667</text:p>
          </table:table-cell>
          <table:table-cell table:formula="of:=ABS([.D18]-[.$D$1])" office:value-type="float" office:value="16.15" calcext:value-type="float">
            <text:p>16.15</text:p>
          </table:table-cell>
          <table:table-cell table:formula="of:=SIN(RADIANS([.E18]))" office:value-type="float" office:value="0.278152985583603" calcext:value-type="float">
            <text:p>0.278152985583603</text:p>
          </table:table-cell>
          <table:table-cell table:formula="of:=([.A18]*[.$F$1])/[.F18]" office:value-type="float" office:value="12718.1809412458" calcext:value-type="float">
            <text:p>12718.180941245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[.B19]+[.C19]/60" office:value-type="float" office:value="198.566666666667" calcext:value-type="float">
            <text:p>198.566666666667</text:p>
          </table:table-cell>
          <table:table-cell table:formula="of:=ABS([.D19]-[.$D$1])" office:value-type="float" office:value="18.9" calcext:value-type="float">
            <text:p>18.9</text:p>
          </table:table-cell>
          <table:table-cell table:formula="of:=SIN(RADIANS([.E19]))" office:value-type="float" office:value="0.32391741819815" calcext:value-type="float">
            <text:p>0.32391741819815</text:p>
          </table:table-cell>
          <table:table-cell table:formula="of:=([.A19]*[.$F$1])/[.F19]" office:value-type="float" office:value="12741.5191901637" calcext:value-type="float">
            <text:p>12741.51919016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54" calcext:value-type="float">
            <text:p>54</text:p>
          </table:table-cell>
          <table:table-cell table:formula="of:=[.B20]+[.C20]/60" office:value-type="float" office:value="201.9" calcext:value-type="float">
            <text:p>201.9</text:p>
          </table:table-cell>
          <table:table-cell table:formula="of:=ABS([.D20]-[.$D$1])" office:value-type="float" office:value="22.2333333333334" calcext:value-type="float">
            <text:p>22.2333333333334</text:p>
          </table:table-cell>
          <table:table-cell table:formula="of:=SIN(RADIANS([.E20]))" office:value-type="float" office:value="0.378379372517113" calcext:value-type="float">
            <text:p>0.378379372517113</text:p>
          </table:table-cell>
          <table:table-cell table:formula="of:=([.A20]*[.$F$1])/[.F20]" office:value-type="float" office:value="12465.7958192123" calcext:value-type="float">
            <text:p>12465.7958192123</text:p>
          </table:table-cell>
          <table:table-cell office:value-type="string" calcext:value-type="string">
            <text:p>AVG:</text:p>
          </table:table-cell>
          <table:table-cell table:formula="of:=AVERAGE([.G4:.G22])" office:value-type="float" office:value="11358.1253091814" calcext:value-type="float">
            <text:p>11358.1253091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table:formula="of:=[.B21]+[.C21]/60" office:value-type="float" office:value="204.316666666667" calcext:value-type="float">
            <text:p>204.316666666667</text:p>
          </table:table-cell>
          <table:table-cell table:formula="of:=ABS([.D21]-[.$D$1])" office:value-type="float" office:value="24.65" calcext:value-type="float">
            <text:p>24.65</text:p>
          </table:table-cell>
          <table:table-cell table:formula="of:=SIN(RADIANS([.E21]))" office:value-type="float" office:value="0.417074091840771" calcext:value-type="float">
            <text:p>0.417074091840771</text:p>
          </table:table-cell>
          <table:table-cell table:formula="of:=([.A21]*[.$F$1])/[.F21]" office:value-type="float" office:value="12722.9192697634" calcext:value-type="float">
            <text:p>12722.9192697634</text:p>
          </table:table-cell>
          <table:table-cell office:value-type="string" calcext:value-type="string">
            <text:p>DEV:</text:p>
          </table:table-cell>
          <table:table-cell table:formula="of:=STDEV([.G4:.G21])" office:value-type="float" office:value="1837.54931885159" calcext:value-type="float">
            <text:p>1837.549318851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table:formula="of:=[.B24]+[.C24]/60" office:value-type="float" office:value="158.8" calcext:value-type="float">
            <text:p>158.8</text:p>
          </table:table-cell>
          <table:table-cell table:formula="of:=ABS([.D24]-[.$D$1])" office:value-type="float" office:value="20.8666666666666" calcext:value-type="float">
            <text:p>20.8666666666666</text:p>
          </table:table-cell>
          <table:table-cell table:formula="of:=SIN(RADIANS([.E24]))" office:value-type="float" office:value="0.356194440846711" calcext:value-type="float">
            <text:p>0.356194440846711</text:p>
          </table:table-cell>
          <table:table-cell table:formula="of:=([.A24]*[.$F$1])/[.F24]" office:value-type="float" office:value="4965.82707971349" calcext:value-type="float">
            <text:p>4965.827079713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[.B25]+[.C25]/60" office:value-type="float" office:value="166.016666666667" calcext:value-type="float">
            <text:p>166.016666666667</text:p>
          </table:table-cell>
          <table:table-cell table:formula="of:=ABS([.D25]-[.$D$1])" office:value-type="float" office:value="13.65" calcext:value-type="float">
            <text:p>13.65</text:p>
          </table:table-cell>
          <table:table-cell table:formula="of:=SIN(RADIANS([.E25]))" office:value-type="float" office:value="0.235990219442513" calcext:value-type="float">
            <text:p>0.235990219442513</text:p>
          </table:table-cell>
          <table:table-cell table:formula="of:=([.A25]*[.$F$1])/[.F25]" office:value-type="float" office:value="4996.8172527898" calcext:value-type="float">
            <text:p>4996.81725278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table:formula="of:=[.B26]+[.C26]/60" office:value-type="float" office:value="173.883333333333" calcext:value-type="float">
            <text:p>173.883333333333</text:p>
          </table:table-cell>
          <table:table-cell table:formula="of:=ABS([.D26]-[.$D$1])" office:value-type="float" office:value="5.78333333333333" calcext:value-type="float">
            <text:p>5.78333333333333</text:p>
          </table:table-cell>
          <table:table-cell table:formula="of:=SIN(RADIANS([.E26]))" office:value-type="float" office:value="0.100766893844313" calcext:value-type="float">
            <text:p>0.100766893844313</text:p>
          </table:table-cell>
          <table:table-cell table:formula="of:=([.A26]*[.$F$1])/[.F26]" office:value-type="float" office:value="5851.12805909195" calcext:value-type="float">
            <text:p>5851.128059091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table:formula="of:=[.B27]+[.C27]/60" office:value-type="float" office:value="185.916666666667" calcext:value-type="float">
            <text:p>185.916666666667</text:p>
          </table:table-cell>
          <table:table-cell table:formula="of:=ABS([.D27]-[.$D$1])" office:value-type="float" office:value="6.25" calcext:value-type="float">
            <text:p>6.25</text:p>
          </table:table-cell>
          <table:table-cell table:formula="of:=SIN(RADIANS([.E27]))" office:value-type="float" office:value="0.108866874851965" calcext:value-type="float">
            <text:p>0.108866874851965</text:p>
          </table:table-cell>
          <table:table-cell table:formula="of:=([.A27]*[.$F$1])/[.F27]" office:value-type="float" office:value="5415.78878609061" calcext:value-type="float">
            <text:p>5415.788786090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table:formula="of:=[.B28]+[.C28]/60" office:value-type="float" office:value="193.2" calcext:value-type="float">
            <text:p>193.2</text:p>
          </table:table-cell>
          <table:table-cell table:formula="of:=ABS([.D28]-[.$D$1])" office:value-type="float" office:value="13.5333333333333" calcext:value-type="float">
            <text:p>13.5333333333333</text:p>
          </table:table-cell>
          <table:table-cell table:formula="of:=SIN(RADIANS([.E28]))" office:value-type="float" office:value="0.234011026206202" calcext:value-type="float">
            <text:p>0.234011026206202</text:p>
          </table:table-cell>
          <table:table-cell table:formula="of:=([.A28]*[.$F$1])/[.F28]" office:value-type="float" office:value="5039.0787952057" calcext:value-type="float">
            <text:p>5039.0787952057</text:p>
          </table:table-cell>
          <table:table-cell/>
          <table:table-cell table:formula="of:=AVERAGE([.G24:.G29])" office:value-type="float" office:value="5217.93372633386" calcext:value-type="float">
            <text:p>5217.933726333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9]+[.C29]/60" office:value-type="float" office:value="200.216666666667" calcext:value-type="float">
            <text:p>200.216666666667</text:p>
          </table:table-cell>
          <table:table-cell table:formula="of:=ABS([.D29]-[.$D$1])" office:value-type="float" office:value="20.55" calcext:value-type="float">
            <text:p>20.55</text:p>
          </table:table-cell>
          <table:table-cell table:formula="of:=SIN(RADIANS([.E29]))" office:value-type="float" office:value="0.351024648492355" calcext:value-type="float">
            <text:p>0.351024648492355</text:p>
          </table:table-cell>
          <table:table-cell table:formula="of:=([.A29]*[.$F$1])/[.F29]" office:value-type="float" office:value="5038.96238511161" calcext:value-type="float">
            <text:p>5038.96238511161</text:p>
          </table:table-cell>
          <table:table-cell/>
          <table:table-cell table:formula="of:=STDEV([.G24:.G29])" office:value-type="float" office:value="351.15574072448" calcext:value-type="float">
            <text:p>351.155740724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[.B32]+[.C32]/60" office:value-type="float" office:value="151.15" calcext:value-type="float">
            <text:p>151.15</text:p>
          </table:table-cell>
          <table:table-cell table:formula="of:=ABS([.D32]-[.$D$1])" office:value-type="float" office:value="28.5166666666667" calcext:value-type="float">
            <text:p>28.5166666666667</text:p>
          </table:table-cell>
          <table:table-cell table:formula="of:=SIN(RADIANS([.E32]))" office:value-type="float" office:value="0.477414377604029" calcext:value-type="float">
            <text:p>0.477414377604029</text:p>
          </table:table-cell>
          <table:table-cell table:formula="of:=([.A32]*[.$F$1])/[.F32]" office:value-type="float" office:value="2469.97169611435" calcext:value-type="float">
            <text:p>2469.971696114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table:formula="of:=[.B33]+[.C33]/60" office:value-type="float" office:value="165.983333333333" calcext:value-type="float">
            <text:p>165.983333333333</text:p>
          </table:table-cell>
          <table:table-cell table:formula="of:=ABS([.D33]-[.$D$1])" office:value-type="float" office:value="13.6833333333333" calcext:value-type="float">
            <text:p>13.6833333333333</text:p>
          </table:table-cell>
          <table:table-cell table:formula="of:=SIN(RADIANS([.E33]))" office:value-type="float" office:value="0.236555523866315" calcext:value-type="float">
            <text:p>0.236555523866315</text:p>
          </table:table-cell>
          <table:table-cell table:formula="of:=([.A33]*[.$F$1])/[.F33]" office:value-type="float" office:value="2492.43809809828" calcext:value-type="float">
            <text:p>2492.438098098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table:formula="of:=[.B34]+[.C34]/60" office:value-type="float" office:value="193.25" calcext:value-type="float">
            <text:p>193.25</text:p>
          </table:table-cell>
          <table:table-cell table:formula="of:=ABS([.D34]-[.$D$1])" office:value-type="float" office:value="13.5833333333333" calcext:value-type="float">
            <text:p>13.5833333333333</text:p>
          </table:table-cell>
          <table:table-cell table:formula="of:=SIN(RADIANS([.E34]))" office:value-type="float" office:value="0.23485937116384" calcext:value-type="float">
            <text:p>0.23485937116384</text:p>
          </table:table-cell>
          <table:table-cell table:formula="of:=([.A34]*[.$F$1])/[.F34]" office:value-type="float" office:value="2510.4384682555" calcext:value-type="float">
            <text:p>2510.4384682555</text:p>
          </table:table-cell>
          <table:table-cell/>
          <table:table-cell table:formula="of:=AVERAGE([.G32:.G35])" office:value-type="float" office:value="2497.87517231669" calcext:value-type="float">
            <text:p>2497.87517231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[.B35]+[.C35]/60" office:value-type="float" office:value="207.583333333333" calcext:value-type="float">
            <text:p>207.583333333333</text:p>
          </table:table-cell>
          <table:table-cell table:formula="of:=ABS([.D35]-[.$D$1])" office:value-type="float" office:value="27.9166666666667" calcext:value-type="float">
            <text:p>27.9166666666667</text:p>
          </table:table-cell>
          <table:table-cell table:formula="of:=SIN(RADIANS([.E35]))" office:value-type="float" office:value="0.468186871460802" calcext:value-type="float">
            <text:p>0.468186871460802</text:p>
          </table:table-cell>
          <table:table-cell table:formula="of:=([.A35]*[.$F$1])/[.F35]" office:value-type="float" office:value="2518.65242679861" calcext:value-type="float">
            <text:p>2518.65242679861</text:p>
          </table:table-cell>
          <table:table-cell/>
          <table:table-cell table:formula="of:=STDEV([.G32:.G35])" office:value-type="float" office:value="21.5846895498019" calcext:value-type="float">
            <text:p>21.58468954980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table:formula="of:=[.B38]+[.C38]/60" office:value-type="float" office:value="134.516666666667" calcext:value-type="float">
            <text:p>134.516666666667</text:p>
          </table:table-cell>
          <table:table-cell table:formula="of:=ABS([.D38]-[.$D$1])" office:value-type="float" office:value="45.15" calcext:value-type="float">
            <text:p>45.15</text:p>
          </table:table-cell>
          <table:table-cell table:formula="of:=SIN(RADIANS([.E38]))" office:value-type="float" office:value="0.708955557080773" calcext:value-type="float">
            <text:p>0.708955557080773</text:p>
          </table:table-cell>
          <table:table-cell table:formula="of:=([.A38]*[.$F$1])/[.F38]" office:value-type="float" office:value="1663.29184985238" calcext:value-type="float">
            <text:p>1663.291849852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table:formula="of:=[.B39]+[.C39]/60" office:value-type="float" office:value="158.983333333333" calcext:value-type="float">
            <text:p>158.983333333333</text:p>
          </table:table-cell>
          <table:table-cell table:formula="of:=ABS([.D39]-[.$D$1])" office:value-type="float" office:value="20.6833333333333" calcext:value-type="float">
            <text:p>20.6833333333333</text:p>
          </table:table-cell>
          <table:table-cell table:formula="of:=SIN(RADIANS([.E39]))" office:value-type="float" office:value="0.353202719189855" calcext:value-type="float">
            <text:p>0.353202719189855</text:p>
          </table:table-cell>
          <table:table-cell table:formula="of:=([.A39]*[.$F$1])/[.F39]" office:value-type="float" office:value="1669.29632181874" calcext:value-type="float">
            <text:p>1669.296321818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40]+[.C40]/60" office:value-type="float" office:value="200.15" calcext:value-type="float">
            <text:p>200.15</text:p>
          </table:table-cell>
          <table:table-cell table:formula="of:=ABS([.D40]-[.$D$1])" office:value-type="float" office:value="20.4833333333334" calcext:value-type="float">
            <text:p>20.4833333333334</text:p>
          </table:table-cell>
          <table:table-cell table:formula="of:=SIN(RADIANS([.E40]))" office:value-type="float" office:value="0.349934899551508" calcext:value-type="float">
            <text:p>0.349934899551508</text:p>
          </table:table-cell>
          <table:table-cell table:formula="of:=([.A40]*[.$F$1])/[.F40]" office:value-type="float" office:value="1684.88481930684" calcext:value-type="float">
            <text:p>1684.88481930684</text:p>
          </table:table-cell>
          <table:table-cell/>
          <table:table-cell table:formula="of:=AVERAGE([.G38:.G41])" office:value-type="float" office:value="1682.89869210744" calcext:value-type="float">
            <text:p>1682.89869210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table:formula="of:=[.B41]+[.C41]/60" office:value-type="float" office:value="223.133333333333" calcext:value-type="float">
            <text:p>223.133333333333</text:p>
          </table:table-cell>
          <table:table-cell table:formula="of:=ABS([.D41]-[.$D$1])" office:value-type="float" office:value="43.4666666666667" calcext:value-type="float">
            <text:p>43.4666666666667</text:p>
          </table:table-cell>
          <table:table-cell table:formula="of:=SIN(RADIANS([.E41]))" office:value-type="float" office:value="0.687932453523219" calcext:value-type="float">
            <text:p>0.687932453523219</text:p>
          </table:table-cell>
          <table:table-cell table:formula="of:=([.A41]*[.$F$1])/[.F41]" office:value-type="float" office:value="1714.1217774518" calcext:value-type="float">
            <text:p>1714.1217774518</text:p>
          </table:table-cell>
          <table:table-cell/>
          <table:table-cell table:formula="of:=STDEV([.G38:.G41])" office:value-type="float" office:value="22.7176766737541" calcext:value-type="float">
            <text:p>22.717676673754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table:formula="of:=[.B44]+[.C44]/60" office:value-type="float" office:value="155.65" calcext:value-type="float">
            <text:p>155.65</text:p>
          </table:table-cell>
          <table:table-cell table:formula="of:=ABS([.D44]-[.$D$1])" office:value-type="float" office:value="24.0166666666667" calcext:value-type="float">
            <text:p>24.0166666666667</text:p>
          </table:table-cell>
          <table:table-cell table:formula="of:=SIN(RADIANS([.E44]))" office:value-type="float" office:value="0.407002365465557" calcext:value-type="float">
            <text:p>0.407002365465557</text:p>
          </table:table-cell>
          <table:table-cell table:formula="of:=([.A44]*[.$F$1])/[.F44]" office:value-type="float" office:value="2897.28045843456" calcext:value-type="float">
            <text:p>2897.280458434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table:formula="of:=[.B45]+[.C45]/60" office:value-type="float" office:value="166.916666666667" calcext:value-type="float">
            <text:p>166.916666666667</text:p>
          </table:table-cell>
          <table:table-cell table:formula="of:=ABS([.D45]-[.$D$1])" office:value-type="float" office:value="12.75" calcext:value-type="float">
            <text:p>12.75</text:p>
          </table:table-cell>
          <table:table-cell table:formula="of:=SIN(RADIANS([.E45]))" office:value-type="float" office:value="0.220697435021501" calcext:value-type="float">
            <text:p>0.220697435021501</text:p>
          </table:table-cell>
          <table:table-cell table:formula="of:=([.A45]*[.$F$1])/[.F45]" office:value-type="float" office:value="2671.53082201685" calcext:value-type="float">
            <text:p>2671.530822016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table:formula="of:=[.B46]+[.C46]/60" office:value-type="float" office:value="189.916666666667" calcext:value-type="float">
            <text:p>189.916666666667</text:p>
          </table:table-cell>
          <table:table-cell table:formula="of:=ABS([.D46]-[.$D$1])" office:value-type="float" office:value="10.25" calcext:value-type="float">
            <text:p>10.25</text:p>
          </table:table-cell>
          <table:table-cell table:formula="of:=SIN(RADIANS([.E46]))" office:value-type="float" office:value="0.177943545473842" calcext:value-type="float">
            <text:p>0.177943545473842</text:p>
          </table:table-cell>
          <table:table-cell table:formula="of:=([.A46]*[.$F$1])/[.F46]" office:value-type="float" office:value="3313.41043267385" calcext:value-type="float">
            <text:p>3313.41043267385</text:p>
          </table:table-cell>
          <table:table-cell/>
          <table:table-cell table:formula="of:=AVERAGE([.G44:.G47])" office:value-type="float" office:value="2979.19962229286" calcext:value-type="float">
            <text:p>2979.19962229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table:formula="of:=[.B47]+[.C47]/60" office:value-type="float" office:value="202.533333333333" calcext:value-type="float">
            <text:p>202.533333333333</text:p>
          </table:table-cell>
          <table:table-cell table:formula="of:=ABS([.D47]-[.$D$1])" office:value-type="float" office:value="22.8666666666667" calcext:value-type="float">
            <text:p>22.8666666666667</text:p>
          </table:table-cell>
          <table:table-cell table:formula="of:=SIN(RADIANS([.E47]))" office:value-type="float" office:value="0.388587960373307" calcext:value-type="float">
            <text:p>0.388587960373307</text:p>
          </table:table-cell>
          <table:table-cell table:formula="of:=([.A47]*[.$F$1])/[.F47]" office:value-type="float" office:value="3034.57677604621" calcext:value-type="float">
            <text:p>3034.57677604621</text:p>
          </table:table-cell>
          <table:table-cell/>
          <table:table-cell table:formula="of:=STDEV([.G44:.G47])" office:value-type="float" office:value="268.411583830916" calcext:value-type="float">
            <text:p>268.4115838309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table:formula="of:=[.B50]+[.C50]/60" office:value-type="float" office:value="158.816666666667" calcext:value-type="float">
            <text:p>158.816666666667</text:p>
          </table:table-cell>
          <table:table-cell table:formula="of:=ABS([.D50]-[.$D$1])" office:value-type="float" office:value="20.85" calcext:value-type="float">
            <text:p>20.85</text:p>
          </table:table-cell>
          <table:table-cell table:formula="of:=SIN(RADIANS([.E50]))" office:value-type="float" office:value="0.355922616389159" calcext:value-type="float">
            <text:p>0.355922616389159</text:p>
          </table:table-cell>
          <table:table-cell table:formula="of:=([.A50]*[.$F$1])/[.F50]" office:value-type="float" office:value="4969.61957052493" calcext:value-type="float">
            <text:p>4969.619570524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[.B51]+[.C51]/60" office:value-type="float" office:value="166.016666666667" calcext:value-type="float">
            <text:p>166.016666666667</text:p>
          </table:table-cell>
          <table:table-cell table:formula="of:=ABS([.D51]-[.$D$1])" office:value-type="float" office:value="13.65" calcext:value-type="float">
            <text:p>13.65</text:p>
          </table:table-cell>
          <table:table-cell table:formula="of:=SIN(RADIANS([.E51]))" office:value-type="float" office:value="0.235990219442513" calcext:value-type="float">
            <text:p>0.235990219442513</text:p>
          </table:table-cell>
          <table:table-cell table:formula="of:=([.A51]*[.$F$1])/[.F51]" office:value-type="float" office:value="4996.8172527898" calcext:value-type="float">
            <text:p>4996.81725278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table:formula="of:=[.B52]+[.C52]/60" office:value-type="float" office:value="172.866666666667" calcext:value-type="float">
            <text:p>172.866666666667</text:p>
          </table:table-cell>
          <table:table-cell table:formula="of:=ABS([.D52]-[.$D$1])" office:value-type="float" office:value="6.79999999999998" calcext:value-type="float">
            <text:p>6.79999999999998</text:p>
          </table:table-cell>
          <table:table-cell table:formula="of:=SIN(RADIANS([.E52]))" office:value-type="float" office:value="0.118403968306501" calcext:value-type="float">
            <text:p>0.118403968306501</text:p>
          </table:table-cell>
          <table:table-cell table:formula="of:=([.A52]*[.$F$1])/[.F52]" office:value-type="float" office:value="4979.56283419286" calcext:value-type="float">
            <text:p>4979.562834192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table:formula="of:=[.B53]+[.C53]/60" office:value-type="float" office:value="186.666666666667" calcext:value-type="float">
            <text:p>186.666666666667</text:p>
          </table:table-cell>
          <table:table-cell table:formula="of:=ABS([.D53]-[.$D$1])" office:value-type="float" office:value="7" calcext:value-type="float">
            <text:p>7</text:p>
          </table:table-cell>
          <table:table-cell table:formula="of:=SIN(RADIANS([.E53]))" office:value-type="float" office:value="0.121869343405147" calcext:value-type="float">
            <text:p>0.121869343405147</text:p>
          </table:table-cell>
          <table:table-cell table:formula="of:=([.A53]*[.$F$1])/[.F53]" office:value-type="float" office:value="4837.96813477455" calcext:value-type="float">
            <text:p>4837.968134774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table:formula="of:=[.B54]+[.C54]/60" office:value-type="float" office:value="193.25" calcext:value-type="float">
            <text:p>193.25</text:p>
          </table:table-cell>
          <table:table-cell table:formula="of:=ABS([.D54]-[.$D$1])" office:value-type="float" office:value="13.5833333333333" calcext:value-type="float">
            <text:p>13.5833333333333</text:p>
          </table:table-cell>
          <table:table-cell table:formula="of:=SIN(RADIANS([.E54]))" office:value-type="float" office:value="0.23485937116384" calcext:value-type="float">
            <text:p>0.23485937116384</text:p>
          </table:table-cell>
          <table:table-cell table:formula="of:=([.A54]*[.$F$1])/[.F54]" office:value-type="float" office:value="5020.87693651101" calcext:value-type="float">
            <text:p>5020.87693651101</text:p>
          </table:table-cell>
          <table:table-cell/>
          <table:table-cell table:formula="of:=AVERAGE([.G50:.G55])" office:value-type="float" office:value="4972.66668444745" calcext:value-type="float">
            <text:p>4972.66668444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B55]+[.C55]/60" office:value-type="float" office:value="200.25" calcext:value-type="float">
            <text:p>200.25</text:p>
          </table:table-cell>
          <table:table-cell table:formula="of:=ABS([.D55]-[.$D$1])" office:value-type="float" office:value="20.5833333333333" calcext:value-type="float">
            <text:p>20.5833333333333</text:p>
          </table:table-cell>
          <table:table-cell table:formula="of:=SIN(RADIANS([.E55]))" office:value-type="float" office:value="0.351569344841279" calcext:value-type="float">
            <text:p>0.351569344841279</text:p>
          </table:table-cell>
          <table:table-cell table:formula="of:=([.A55]*[.$F$1])/[.F55]" office:value-type="float" office:value="5031.15537789153" calcext:value-type="float">
            <text:p>5031.15537789153</text:p>
          </table:table-cell>
          <table:table-cell/>
          <table:table-cell table:formula="of:=STDEV([.G50:.G55])" office:value-type="float" office:value="70.0413401993947" calcext:value-type="float">
            <text:p>70.0413401993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6:50:00.335283421</meta:creation-date>
    <dc:date>2025-01-23T19:01:28.687942774</dc:date>
    <meta:editing-duration>PT7M16S</meta:editing-duration>
    <meta:editing-cycles>1</meta:editing-cycles>
    <meta:generator>LibreOffice/24.8.4.2$Linux_X86_64 LibreOffice_project/bb3cfa12c7b1bf994ecc5649a80400d06cd71002</meta:generator>
    <meta:document-statistic meta:table-count="1" meta:cell-count="325" meta:object-count="0"/>
  </office:meta>
</office:document-meta>
</file>